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9.5pt" fo:letter-spacing="normal" fo:font-style="normal" fo:font-weight="normal" style:font-size-asian="19.5pt" style:font-size-complex="19.5p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000000" style:font-name="Liberation Serif"/>
    </style:style>
    <style:style style:name="P5" style:family="paragraph" style:parent-style-name="Text_20_body" style:list-style-name="L1">
      <style:paragraph-properties fo:padding="0.0193in" fo:border="0.06pt solid #d9d9e3"/>
      <style:text-properties fo:color="#000000" style:font-name="Liberation Serif" fo:font-size="14pt" style:font-size-asian="14pt" style:font-size-complex="14pt"/>
    </style:style>
    <style:style style:name="P6" style:family="paragraph" style:parent-style-name="Text_20_body" style:list-style-name="L1">
      <style:paragraph-properties fo:margin-top="0in" fo:margin-bottom="0in" loext:contextual-spacing="false" fo:padding="0.0193in" fo:border="0.06pt solid #d9d9e3"/>
      <style:text-properties fo:color="#000000" style:font-name="Liberation Serif" fo:font-size="14pt" style:font-size-asian="14pt" style:font-size-complex="14pt"/>
    </style:style>
    <style:style style:name="P7" style:family="paragraph" style:parent-style-name="Text_20_body" style:list-style-name="L1">
      <style:paragraph-properties fo:margin-top="0in" fo:margin-bottom="0in" loext:contextual-spacing="false" fo:padding="0.0193in" fo:border="0.06pt solid #d9d9e3"/>
      <style:text-properties style:font-name="Liberation Serif"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9.5pt" fo:letter-spacing="normal" fo:font-style="normal" style:text-underline-style="none" fo:font-weight="bold" style:text-blinking="false" fo:background-color="transparent" loext:char-shading-value="0" style:font-size-asian="19.5pt" style:font-size-complex="19.5pt"/>
    </style:style>
    <style:style style:name="T8" style:family="text">
      <style:text-properties fo:color="#000000"/>
    </style:style>
    <style:style style:name="T9" style:family="text">
      <style:text-properties fo:color="#000000" officeooo:rsid="00169712"/>
    </style:style>
    <style:style style:name="T10" style:family="text">
      <style:text-properties officeooo:rsid="0016971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a xlink:type="simple" xlink:href="#" text:style-name="Internet_20_link" text:visited-style-name="Visited_20_Internet_20_Link"><text:span text:style-name="T7">ACRYLIC BAND MIRROR</text:span></text:a></text:h>
      <text:p text:style-name="P4"><text:line-break/></text:p>
      <text:p text:style-name="P4"/>
      <text:p text:style-name="P3">Transform your dressing area into a glamorous space with our Hollywood Vanity Acrylic Border Mirror. Inspired by classic Hollywood dressing room mirrors, this stunning piece combines elegance and functionality. The acrylic frame features built-in LED lights, providing perfect illumination for flawless makeup application or hairstyling. Upgrade your vanity setup with this statement mirror and indulge in a touch of Hollywood luxury.</text:p>
      <text:p text:style-name="P1"/>
      <text:p text:style-name="P1"/>
      <text:p text:style-name="P2">Product Details:</text:p>
      <text:p text:style-name="P1"/>
      <text:p text:style-name="P1"/>
      <text:list xml:id="list3729160257" text:style-name="L1">
        <text:list-item>
          <text:p text:style-name="P6">Dimensions: 28 inches x 32 inches</text:p>
        </text:list-item>
        <text:list-item>
          <text:p text:style-name="P6">Frame Material: Acrylic with built-in LED lights</text:p>
        </text:list-item>
        <text:list-item>
          <text:p text:style-name="P6">Mirror Type: High-definition reflection</text:p>
        </text:list-item>
        <text:list-item>
          <text:p text:style-name="P6">Mounting Options: Can be hung vertically</text:p>
        </text:list-item>
        <text:list-item>
          <text:p text:style-name="P6">Weight: 11.5 lbs</text:p>
        </text:list-item>
        <text:list-item>
          <text:p text:style-name="P7"><text:span text:style-name="T9">Brand</text:span><text:span text:style-name="T8">: </text:span><text:span text:style-name="T9">CR</text:span></text:p>
        </text:list-item>
        <text:list-item>
          <text:p text:style-name="P5">Warranty: 3 year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6:41:04.630044205</meta:creation-date>
    <dc:date>2023-05-19T17:02:18.131263349</dc:date>
    <meta:editing-duration>PT11M3S</meta:editing-duration>
    <meta:editing-cycles>1</meta:editing-cycles>
    <meta:document-statistic meta:table-count="0" meta:image-count="0" meta:object-count="0" meta:page-count="1" meta:paragraph-count="11" meta:word-count="104" meta:character-count="679" meta:non-whitespace-character-count="591"/>
    <meta:generator>LibreOffice/6.4.7.2$Linux_X86_64 LibreOffice_project/40$Build-2</meta:generator>
  </office:meta>
</office:document-meta>
</file>